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17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 style:data-style-name="N117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2">R</text:span><text:span text:style-name="T2">o</text:span><text:span text:style-name="T2">b</text:span><text:span text:style-name="T2">o</text:span><text:span text:style-name="T2">P</text:span><text:span text:style-name="T2">ri</text:span><text:span text:style-name="T2">n</text:span><text:span text:style-name="T2">c</text:span><text:span text:style-name="T2">e</text:span><text:span text:style-name="T2">s</text:span><text:span text:style-name="T2">s</text:span><text:span text:style-name="T2">G</text:span><text:span text:style-name="T2">irl</text:span><text:span text:style-name="T2">()</text:span><text:span text:style-name="T2">]</text:span>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8"/>
          <table:table-cell table:style-name="ce1" table:number-columns-repeated="10"/>
          <table:table-cell table:style-name="ce1" office:value-type="string">
            <text:p>[StoneBlock()]</text:p>
          </table:table-cell>
          <table:table-cell table:style-name="ce1"/>
          <table:table-cell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2">R</text:span><text:span text:style-name="T2">o</text:span><text:span text:style-name="T2">b</text:span><text:span text:style-name="T2">o</text:span><text:span text:style-name="T2">P</text:span><text:span text:style-name="T2">ri</text:span><text:span text:style-name="T2">n</text:span><text:span text:style-name="T2">c</text:span><text:span text:style-name="T2">e</text:span><text:span text:style-name="T2">s</text:span><text:span text:style-name="T2">s</text:span><text:span text:style-name="T2">G</text:span><text:span text:style-name="T2">irl</text:span><text:span text:style-name="T2">()</text:span><text:span text:style-name="T2">]</text:span>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number-columns-repeated="8"/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2">R</text:span><text:span text:style-name="T2">o</text:span><text:span text:style-name="T2">b</text:span><text:span text:style-name="T2">o</text:span><text:span text:style-name="T2">P</text:span><text:span text:style-name="T2">ri</text:span><text:span text:style-name="T2">n</text:span><text:span text:style-name="T2">c</text:span><text:span text:style-name="T2">e</text:span><text:span text:style-name="T2">s</text:span><text:span text:style-name="T2">s</text:span><text:span text:style-name="T2">G</text:span><text:span text:style-name="T2">irl</text:span><text:span text:style-name="T2">()</text:span><text:span text:style-name="T2">]</text:span>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number-columns-repeated="8"/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2">R</text:span><text:span text:style-name="T2">o</text:span><text:span text:style-name="T2">b</text:span><text:span text:style-name="T2">o</text:span><text:span text:style-name="T2">P</text:span><text:span text:style-name="T2">ri</text:span><text:span text:style-name="T2">n</text:span><text:span text:style-name="T2">c</text:span><text:span text:style-name="T2">e</text:span><text:span text:style-name="T2">s</text:span><text:span text:style-name="T2">s</text:span><text:span text:style-name="T2">G</text:span><text:span text:style-name="T2">irl</text:span><text:span text:style-name="T2">()</text:span><text:span text:style-name="T2">]</text:span>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2">R</text:span><text:span text:style-name="T2">o</text:span><text:span text:style-name="T2">b</text:span><text:span text:style-name="T2">o</text:span><text:span text:style-name="T2">P</text:span><text:span text:style-name="T2">ri</text:span><text:span text:style-name="T2">n</text:span><text:span text:style-name="T2">c</text:span><text:span text:style-name="T2">e</text:span><text:span text:style-name="T2">s</text:span><text:span text:style-name="T2">s</text:span><text:span text:style-name="T2">G</text:span><text:span text:style-name="T2">irl</text:span><text:span text:style-name="T2">()</text:span><text:span text:style-name="T2">]</text:span>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number-columns-repeated="232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5">04/05/2008</text:date>, <text:time>15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05T15:15:34</dc:date>
    <meta:editing-cycles>40</meta:editing-cycles>
    <meta:editing-duration>PT17H16M48S</meta:editing-duration>
    <meta:user-defined meta:name="Info 1"/>
    <meta:user-defined meta:name="Info 2"/>
    <meta:user-defined meta:name="Info 3"/>
    <meta:user-defined meta:name="Info 4"/>
    <meta:document-statistic meta:table-count="1" meta:cell-count="384"/>
  </office:meta>
</office:document-meta>
</file>